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5D0C1437B1F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style:font-size-asian="10pt"/>
    </style:style>
    <style:style style:name="P15" style:family="paragraph" style:parent-style-name="Text_20_body_20_indent">
      <style:text-properties style:font-name="AbcGreen" fo:font-size="10pt" officeooo:rsid="001dd215" officeooo:paragraph-rsid="001dd215" style:font-size-asian="10pt"/>
    </style:style>
    <style:style style:name="P16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f8c8" style:font-size-asian="10pt" style:font-size-complex="10pt"/>
    </style:style>
    <style:style style:name="T12" style:family="text">
      <style:text-properties style:font-name="AbcGreen" fo:font-size="10pt" officeooo:rsid="00162f0f" style:font-size-asian="10pt" style:font-size-complex="10pt"/>
    </style:style>
    <style:style style:name="T13" style:family="text">
      <style:text-properties style:font-name="AbcGreen" fo:font-size="10pt" officeooo:rsid="001be8f3" style:font-size-asian="10pt" style:font-size-complex="10pt"/>
    </style:style>
    <style:style style:name="T14" style:family="text">
      <style:text-properties style:font-name="AbcGreen" fo:font-size="10pt" officeooo:rsid="001027f9" style:font-size-asian="10pt"/>
    </style:style>
    <style:style style:name="T15" style:family="text">
      <style:text-properties style:font-name="AbcGreen" fo:font-size="10pt" officeooo:rsid="0011fae5" style:font-size-asian="10pt"/>
    </style:style>
    <style:style style:name="T16" style:family="text">
      <style:text-properties style:font-name="AbcGreen" fo:font-size="10pt" officeooo:rsid="0013ea44" style:font-size-asian="10pt"/>
    </style:style>
    <style:style style:name="T17" style:family="text">
      <style:text-properties style:font-name="AbcGreen" fo:font-size="10pt" officeooo:rsid="0013f8c8" style:font-size-asian="10pt"/>
    </style:style>
    <style:style style:name="T18" style:family="text">
      <style:text-properties style:font-name="AbcGreen" fo:font-size="10pt" officeooo:rsid="001be8f3" style:font-size-asian="10pt"/>
    </style:style>
    <style:style style:name="T19" style:family="text">
      <style:text-properties style:font-name="AbcGreen" fo:font-size="10pt" officeooo:rsid="001dd215" style:font-size-asian="10pt"/>
    </style:style>
    <style:style style:name="T20" style:family="text">
      <style:text-properties style:font-name="AbcGreen" fo:font-size="10pt" officeooo:rsid="001f5dec" style:font-size-asian="10pt"/>
    </style:style>
    <style:style style:name="T21" style:family="text">
      <style:text-properties style:font-name="AbcGreen" fo:font-size="10pt" officeooo:rsid="00205969" style:font-size-asian="10pt"/>
    </style:style>
    <style:style style:name="T22" style:family="text">
      <style:text-properties style:font-name="AbcGreen" fo:font-size="10pt" fo:font-weight="normal" style:font-size-asian="10pt" style:font-weight-asian="normal"/>
    </style:style>
    <style:style style:name="T23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4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AbcGreen" fo:font-size="10pt" fo:font-style="italic" officeooo:rsid="00191cf4" style:font-size-asian="10pt" style:font-style-asian="italic" style:font-size-complex="10pt" style:font-style-complex="italic"/>
    </style:style>
    <style:style style:name="T26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rovací smlouva</text:p>
      <text:p text:style-name="P5">uzavřená podle § 2055 a násl. zák. č. 89/2012 Sb., občanský zákoník, ve znění pozdějších předpisů. </text:p>
      <text:p text:style-name="P3"/>
      <text:list xml:id="list2906334162124442028" text:style-name="WWNum1">
        <text:list-item>
          <text:list>
            <text:list-item>
              <text:h text:style-name="P13" text:outline-level="2"><text:span text:style-name="T22">Název strany:<text:tab/><text:tab/></text:span><text:span text:style-name="T8">Česká pirátská strana</text:span><text:span text:style-name="T22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1">Bc. Vojtěch Pikal</text:span><text:span text:style-name="T10">, </text:span><text:span text:style-name="T11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4">dále jen "</text:span><text:span text:style-name="T25">dárce</text:span><text:span text:style-name="T24">"</text:span></text:p>
      <text:p text:style-name="P12"/>
      <text:p text:style-name="P4">a</text:p>
      <text:p text:style-name="P12"/>
      <text:p text:style-name="P7"><text:span text:style-name="T23">Název strany:<text:tab/> <text:s text:c="10"/></text:span><text:span text:style-name="T26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7">Robin Ujfaluši, hlavní manažer</text:span></text:p>
      <text:p text:style-name="Standard"><text:span text:style-name="T24">dále jen "</text:span><text:span text:style-name="T25">obdarovaný</text:span><text:span text:style-name="T24">"</text:span></text:p>
      <text:p text:style-name="P4"/>
      <text:p text:style-name="Text_20_body_20_indent"><text:span text:style-name="T8">1. <text:s/>Dárce touto smlouvou daruje obdarovanému peněžitou částku ve výši </text:span><text:span text:style-name="T18">15</text:span><text:span text:style-name="T17">0</text:span><text:span text:style-name="T16"> 0</text:span><text:span text:style-name="T15">00</text:span><text:span text:style-name="T14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</text:span><text:span text:style-name="T18">Zlín</text:span><text:span text:style-name="T20">sk</text:span><text:span text:style-name="T18">ý</text:span><text:span text:style-name="T17"> kraj</text:span><text:span text:style-name="T8"> a je účelově vázán na </text:span><text:span text:style-name="T17">Krajskou</text:span><text:span text:style-name="T8"> kampaň spojenou s volbami ohlášenými na </text:span><text:span text:style-name="T17">7</text:span><text:span text:style-name="T8">. – </text:span><text:span text:style-name="T17">8</text:span><text:span text:style-name="T8">. 10. 201</text:span><text:span text:style-name="T17">6</text:span><text:span text:style-name="T8"> </text:span><text:span text:style-name="T14">v</text:span><text:span text:style-name="T18">e</text:span><text:span text:style-name="T16"> </text:span><text:span text:style-name="T18">Zlínském</text:span><text:span text:style-name="T17"> kraji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0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0"/>
      <text:p text:style-name="P15">4. Dárce tímto potvrzuje, že se seznámil s etickým kodexem Strany zelených a že poskytnutý dar s tímto kodexem není v rozporu</text:p>
      <text:p text:style-name="P10"/>
      <text:p text:style-name="Text_20_body_20_indent"><text:span text:style-name="T19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0"/>
      <text:p text:style-name="Text_20_body_20_indent"><text:span text:style-name="T19">6</text:span><text:span text:style-name="T8">. Tato smlouva je vyhotovena ve </text:span><text:span text:style-name="T21">3</text:span><text:span text:style-name="T8"> stejnopisech, z nichž </text:span><text:span text:style-name="T21">dva</text:span><text:span text:style-name="T8"> obdrží dárce a jeden obdarovaný.</text:span></text:p>
      <text:p text:style-name="P10"/>
      <text:p text:style-name="Text_20_body_20_indent"><text:span text:style-name="T19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3">25. 07</text:span><text:span text:style-name="T10">. 201</text:span><text:span text:style-name="T12">6</text:span></text:p>
      <text:p text:style-name="Standard"><text:span text:style-name="T12"/></text:p>
      <text:p text:style-name="P4"/>
      <text:p text:style-name="P4"/>
      <text:p text:style-name="P4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23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87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8A5D0C1437B1F03A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5</meta:editing-cycles>
    <meta:creation-date>2014-10-14T18:54:18.594597719</meta:creation-date>
    <dc:date>2017-01-02T18:30:26.893634049</dc:date>
    <meta:editing-duration>PT28M5S</meta:editing-duration>
    <meta:generator>LibreOffice/5.1.4.2$Linux_X86_64 LibreOffice_project/10m0$Build-2</meta:generator>
    <meta:document-statistic meta:table-count="0" meta:image-count="0" meta:object-count="0" meta:page-count="1" meta:paragraph-count="27" meta:word-count="349" meta:character-count="2357" meta:non-whitespace-character-count="1897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